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RequestObservationContext.setRequestHeader( @ Nullable ClientRequest . Builder request ,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RequestObservationContext.setAborted( boolean abor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questObservationContext.setRequest( Clien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questObservationContext.setUriTemplate( @ Nullable String uri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questObservationContext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questObservationContext.getUri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questObservationContext.isAb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RequestObservationContext.ClientRequestObserv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